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rect draw:style-name="gr1" draw:layer="layout" svg:width="2cm" svg:height="2cm" svg:x="0cm" svg:y="0cm">
            <text:p/>
          </draw:rect>
          <draw:polyline draw:style-name="gr2" draw:layer="layout" svg:width="1.6cm" svg:height="1.6cm" svg:x="0.2cm" svg:y="0.2cm" svg:viewBox="0 0 1601 1601" draw:points="0,1601 400,1601 400,0 1000,0 1000,1601 1601,1601">
            <text:p/>
          </draw:polyline>
          <draw:path draw:style-name="gr1" draw:layer="layout" svg:width="1.4cm" svg:height="1.6cm" svg:x="0.4cm" svg:y="0.2cm" svg:viewBox="0 0 1401 1601" svg:d="m0 1601h200c0-601 0-1601 600-1601 0 600 0 1601 601 16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lpf</dc:title>
    <meta:creation-date>2011-02-07T17:09:49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